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2.5799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0.7555in"/>
    </style:style>
    <style:style style:name="co7" style:family="table-column">
      <style:table-column-properties fo:break-before="auto" style:column-width="0.6791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0.5807in"/>
    </style:style>
    <style:style style:name="co10" style:family="table-column">
      <style:table-column-properties fo:break-before="auto" style:column-width="0.5693in"/>
    </style:style>
    <style:style style:name="co11" style:family="table-column">
      <style:table-column-properties fo:break-before="auto" style:column-width="0.54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cardName</text:p>
          </table:table-cell>
          <table:table-cell office:value-type="string">
            <text:p>setName</text:p>
          </table:table-cell>
          <table:table-cell office:value-type="string">
            <text:p>sellPrice</text:p>
          </table:table-cell>
          <table:table-cell office:value-type="string">
            <text:p>foil</text:p>
          </table:table-cell>
          <table:table-cell office:value-type="string">
            <text:p>qtyOwned</text:p>
          </table:table-cell>
          <table:table-cell office:value-type="string">
            <text:p>buyPrice</text:p>
          </table:table-cell>
          <table:table-cell office:value-type="string">
            <text:p>buyMerchant</text:p>
          </table:table-cell>
          <table:table-cell office:value-type="string">
            <text:p>sellMerchant</text:p>
          </table:table-cell>
          <table:table-cell office:value-type="string">
            <text:p>buyQty</text:p>
          </table:table-cell>
          <table:table-cell office:value-type="string">
            <text:p>sellQty</text:p>
          </table:table-cell>
          <table:table-cell office:value-type="string">
            <text:p>spread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arhaven Elf</text:p>
          </table:table-cell>
          <table:table-cell office:value-type="string">
            <text:p>Shadowmoor</text:p>
          </table:table-cell>
          <table:table-cell office:value-type="float" office:value="9.94">
            <text:p>9.9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trikezone</text:p>
          </table:table-cell>
          <table:table-cell office:value-type="string">
            <text:p>tcgplay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1" office:value-type="string">
            <text:p>Talisman of Indulgence</text:p>
          </table:table-cell>
          <table:table-cell table:style-name="ce1" office:value-type="string">
            <text:p>Mirrodin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.6">
            <text:p>6.6</text:p>
          </table:table-cell>
          <table:table-cell table:style-name="ce1" office:value-type="string">
            <text:p>cardkingdom</text:p>
          </table:table-cell>
          <table:table-cell table:style-name="ce1" office:value-type="string">
            <text:p>tcgplayer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" office:value-type="string">
            <text:p>Body Snatcher</text:p>
          </table:table-cell>
          <table:table-cell table:style-name="ce1" office:value-type="string">
            <text:p>Urza's Destiny</text:p>
          </table:table-cell>
          <table:table-cell table:style-name="ce1" office:value-type="float" office:value="3.49">
            <text:p>3.4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3.5">
            <text:p>3.5</text:p>
          </table:table-cell>
          <table:table-cell table:style-name="ce1" office:value-type="string">
            <text:p>cardkingdom</text:p>
          </table:table-cell>
          <table:table-cell table:style-name="ce1" office:value-type="string">
            <text:p>channelfireball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" office:value-type="string">
            <text:p>Phyrexian Colossus</text:p>
          </table:table-cell>
          <table:table-cell table:style-name="ce1" office:value-type="string">
            <text:p>Seventh Edition</text:p>
          </table:table-cell>
          <table:table-cell table:style-name="ce1" office:value-type="float" office:value="3.13">
            <text:p>3.1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3.5">
            <text:p>3.5</text:p>
          </table:table-cell>
          <table:table-cell table:style-name="ce1" office:value-type="string">
            <text:p>cardkingdom</text:p>
          </table:table-cell>
          <table:table-cell table:style-name="ce1" office:value-type="string">
            <text:p>tcgplayer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string">
            <text:p>Ghost Council of Orzhova</text:p>
          </table:table-cell>
          <table:table-cell office:value-type="string">
            <text:p>Guildpact</text:p>
          </table:table-cell>
          <table:table-cell office:value-type="float" office:value="3.49">
            <text:p>3.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pawning Pit</text:p>
          </table:table-cell>
          <table:table-cell office:value-type="string">
            <text:p>Darksteel</text:p>
          </table:table-cell>
          <table:table-cell office:value-type="float" office:value="3.46">
            <text:p>3.46</text:p>
          </table:table-cell>
          <table:table-cell table:number-columns-repeated="2" office:value-type="float" office:value="1">
            <text:p>1</text:p>
          </table:table-cell>
          <table:table-cell office:value-type="float" office:value="2.58">
            <text:p>2.58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entor of the Meek</text:p>
          </table:table-cell>
          <table:table-cell office:value-type="string">
            <text:p>Innistrad</text:p>
          </table:table-cell>
          <table:table-cell office:value-type="float" office:value="3.49">
            <text:p>3.4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hivan Harvest</text:p>
          </table:table-cell>
          <table:table-cell office:value-type="string">
            <text:p>Invasion</text:p>
          </table:table-cell>
          <table:table-cell office:value-type="float" office:value="3.49">
            <text:p>3.4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irko Vosk, Mind Drinker</text:p>
          </table:table-cell>
          <table:table-cell office:value-type="string">
            <text:p>Dragon's Maze</text:p>
          </table:table-cell>
          <table:table-cell office:value-type="float" office:value="2.49">
            <text:p>2.4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rikezone</text:p>
          </table:table-cell>
          <table:table-cell office:value-type="string">
            <text:p>cardkingdom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1" office:value-type="string">
            <text:p>Bonescythe Sliver</text:p>
          </table:table-cell>
          <table:table-cell table:style-name="ce1" office:value-type="string">
            <text:p>Magic 2014 Core Set</text:p>
          </table:table-cell>
          <table:table-cell table:style-name="ce1" office:value-type="float" office:value="1.99">
            <text:p>1.9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trikezone</text:p>
          </table:table-cell>
          <table:table-cell table:style-name="ce1" office:value-type="string">
            <text:p>cardkingdom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string">
            <text:p>Myr Turbine</text:p>
          </table:table-cell>
          <table:table-cell office:value-type="string">
            <text:p>Mirrodin Besieged</text:p>
          </table:table-cell>
          <table:table-cell office:value-type="float" office:value="2.49">
            <text:p>2.49</text:p>
          </table:table-cell>
          <table:table-cell table:number-columns-repeated="2" office:value-type="float" office:value="1">
            <text:p>1</text:p>
          </table:table-cell>
          <table:table-cell office:value-type="float" office:value="1.92">
            <text:p>1.92</text:p>
          </table:table-cell>
          <table:table-cell office:value-type="string">
            <text:p>trollandtoad</text:p>
          </table:table-cell>
          <table:table-cell office:value-type="string">
            <text:p>cardkingdom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Krosan Restorer</text:p>
          </table:table-cell>
          <table:table-cell office:value-type="string">
            <text:p>Torment</text:p>
          </table:table-cell>
          <table:table-cell office:value-type="float" office:value="3.49">
            <text:p>3.49</text:p>
          </table:table-cell>
          <table:table-cell table:number-columns-repeated="2" office:value-type="float" office:value="1">
            <text:p>1</text:p>
          </table:table-cell>
          <table:table-cell office:value-type="float" office:value="1.76">
            <text:p>1.76</text:p>
          </table:table-cell>
          <table:table-cell office:value-type="string">
            <text:p>abugames</text:p>
          </table:table-cell>
          <table:table-cell office:value-type="string">
            <text:p>channelfirebal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ourt Hussar</text:p>
          </table:table-cell>
          <table:table-cell office:value-type="string">
            <text:p>Dissension</text:p>
          </table:table-cell>
          <table:table-cell office:value-type="float" office:value="2.45">
            <text:p>2.45</text:p>
          </table:table-cell>
          <table:table-cell table:number-columns-repeated="2" office:value-type="float" office:value="1">
            <text:p>1</text:p>
          </table:table-cell>
          <table:table-cell office:value-type="float" office:value="1.54">
            <text:p>1.54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Blizzard Specter</text:p>
          </table:table-cell>
          <table:table-cell office:value-type="string">
            <text:p>Coldsnap</text:p>
          </table:table-cell>
          <table:table-cell office:value-type="float" office:value="1.79">
            <text:p>1.79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coolstuffinc</text:p>
          </table:table-cell>
          <table:table-cell office:value-type="string">
            <text:p>channelfirebal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Epochrasite</text:p>
          </table:table-cell>
          <table:table-cell office:value-type="string">
            <text:p>Future Sight</text:p>
          </table:table-cell>
          <table:table-cell office:value-type="float" office:value="2.7">
            <text:p>2.7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Ornithopter</text:p>
          </table:table-cell>
          <table:table-cell office:value-type="string">
            <text:p>Magic 2010</text:p>
          </table:table-cell>
          <table:table-cell office:value-type="float" office:value="1.99">
            <text:p>1.99</text:p>
          </table:table-cell>
          <table:table-cell table:number-columns-repeated="2"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string">
            <text:p>abugames</text:p>
          </table:table-cell>
          <table:table-cell office:value-type="string">
            <text:p>cardkingdom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Black Vise</text:p>
          </table:table-cell>
          <table:table-cell office:value-type="string">
            <text:p>From the Vault: Relics</text:p>
          </table:table-cell>
          <table:table-cell office:value-type="float" office:value="3.45">
            <text:p>3.4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apefeargames</text:p>
          </table:table-cell>
          <table:table-cell office:value-type="string">
            <text:p>capefeargam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ontagion Clasp</text:p>
          </table:table-cell>
          <table:table-cell office:value-type="string">
            <text:p>Scars of Mirrodin</text:p>
          </table:table-cell>
          <table:table-cell office:value-type="float" office:value="2.99">
            <text:p>2.9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Blessing of the Nephilim</text:p>
          </table:table-cell>
          <table:table-cell office:value-type="string">
            <text:p>Dissension</text:p>
          </table:table-cell>
          <table:table-cell office:value-type="float" office:value="1.99">
            <text:p>1.9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erfolk Sovereign</text:p>
          </table:table-cell>
          <table:table-cell office:value-type="string">
            <text:p>Magic 201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77">
            <text:p>0.77</text:p>
          </table:table-cell>
          <table:table-cell office:value-type="string">
            <text:p>trollandtoad</text:p>
          </table:table-cell>
          <table:table-cell office:value-type="string">
            <text:p>cardkingd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ellrider</text:p>
          </table:table-cell>
          <table:table-cell office:value-type="string">
            <text:p>Dark Ascension</text:p>
          </table:table-cell>
          <table:table-cell office:value-type="float" office:value="1.99">
            <text:p>1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coolstuffinc</text:p>
          </table:table-cell>
          <table:table-cell office:value-type="string">
            <text:p>cardkingdo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Khalni Garden</text:p>
          </table:table-cell>
          <table:table-cell office:value-type="string">
            <text:p>Worldwake</text:p>
          </table:table-cell>
          <table:table-cell office:value-type="float" office:value="1.49">
            <text:p>1.49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trangleroot Geist</text:p>
          </table:table-cell>
          <table:table-cell office:value-type="string">
            <text:p>Dark Ascension</text:p>
          </table:table-cell>
          <table:table-cell office:value-type="float" office:value="1.49">
            <text:p>1.49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coolstuffinc</text:p>
          </table:table-cell>
          <table:table-cell office:value-type="string">
            <text:p>cardkingdom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Resolute Archangel</text:p>
          </table:table-cell>
          <table:table-cell office:value-type="string">
            <text:p>Magic 2015 Core Set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strikezone</text:p>
          </table:table-cell>
          <table:table-cell office:value-type="string">
            <text:p>cardkingdom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eartstone</text:p>
          </table:table-cell>
          <table:table-cell office:value-type="string">
            <text:p>Premium Deck Series: Slivers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  <table:table-cell office:value-type="string">
            <text:p>strikezone</text:p>
          </table:table-cell>
          <table:table-cell office:value-type="string">
            <text:p>capefeargam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Llanowar Elves</text:p>
          </table:table-cell>
          <table:table-cell office:value-type="string">
            <text:p>Magic 2012</text:p>
          </table:table-cell>
          <table:table-cell office:value-type="float" office:value="1.97">
            <text:p>1.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72">
            <text:p>0.72</text:p>
          </table:table-cell>
          <table:table-cell office:value-type="string">
            <text:p>trollandtoad</text:p>
          </table:table-cell>
          <table:table-cell office:value-type="string">
            <text:p>tcgplay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oul of Ravnica</text:p>
          </table:table-cell>
          <table:table-cell office:value-type="string">
            <text:p>Magic 2015 Core Set</text:p>
          </table:table-cell>
          <table:table-cell office:value-type="float" office:value="1.32">
            <text:p>1.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yr Reservoir</text:p>
          </table:table-cell>
          <table:table-cell office:value-type="string">
            <text:p>Scars of Mirrodin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string">
            <text:p>trollandtoad</text:p>
          </table:table-cell>
          <table:table-cell office:value-type="string">
            <text:p>cardkingdom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Zealous Conscripts</text:p>
          </table:table-cell>
          <table:table-cell office:value-type="string">
            <text:p>Avacyn Restored</text:p>
          </table:table-cell>
          <table:table-cell office:value-type="float" office:value="1.31">
            <text:p>1.31</text:p>
          </table:table-cell>
          <table:table-cell table:number-columns-repeated="2" office:value-type="float" office:value="1">
            <text:p>1</text:p>
          </table:table-cell>
          <table:table-cell office:value-type="float" office:value="0.53">
            <text:p>0.53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erilous Myr</text:p>
          </table:table-cell>
          <table:table-cell office:value-type="string">
            <text:p>Scars of Mirrodin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ate Unraveler</text:p>
          </table:table-cell>
          <table:table-cell office:value-type="string">
            <text:p>Born of the Gods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Judge's Familiar</text:p>
          </table:table-cell>
          <table:table-cell office:value-type="string">
            <text:p>Return to Ravnica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string">
            <text:p>coolstuffinc</text:p>
          </table:table-cell>
          <table:table-cell office:value-type="string">
            <text:p>cardkingdom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esa Enchantress</text:p>
          </table:table-cell>
          <table:table-cell office:value-type="string">
            <text:p>Magic 201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eftblade Elite</text:p>
          </table:table-cell>
          <table:table-cell office:value-type="string">
            <text:p>Legions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abal Archon</text:p>
          </table:table-cell>
          <table:table-cell office:value-type="string">
            <text:p>Onslaught</text:p>
          </table:table-cell>
          <table:table-cell office:value-type="float" office:value="1.07">
            <text:p>1.07</text:p>
          </table:table-cell>
          <table:table-cell table:number-columns-repeated="2"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eer Through Depths</text:p>
          </table:table-cell>
          <table:table-cell office:value-type="string">
            <text:p>Modern Masters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kyscribing</text:p>
          </table:table-cell>
          <table:table-cell office:value-type="string">
            <text:p>Dissension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string">
            <text:p>cardkingdom</text:p>
          </table:table-cell>
          <table:table-cell office:value-type="string">
            <text:p>channelfirebal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oldier of the Pantheon</text:p>
          </table:table-cell>
          <table:table-cell office:value-type="string">
            <text:p>Theros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41">
            <text:p>0.41</text:p>
          </table:table-cell>
          <table:table-cell office:value-type="string">
            <text:p>trollandtoad</text:p>
          </table:table-cell>
          <table:table-cell office:value-type="string">
            <text:p>cardkingdom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ellhole Rats</text:p>
          </table:table-cell>
          <table:table-cell office:value-type="string">
            <text:p>Dissension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38">
            <text:p>0.38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iremane Avenger</text:p>
          </table:table-cell>
          <table:table-cell office:value-type="string">
            <text:p>Gatecrash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cardkingdom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indshrieker</text:p>
          </table:table-cell>
          <table:table-cell office:value-type="string">
            <text:p>Innistrad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cardkingdom</text:p>
          </table:table-cell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ondronen Shaman</text:p>
          </table:table-cell>
          <table:table-cell office:value-type="string">
            <text:p>Dark Ascension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cardkingdom</text:p>
          </table:table-cell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recursor Golem</text:p>
          </table:table-cell>
          <table:table-cell office:value-type="string">
            <text:p>Modern Masters 2015 Edition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lameblast Dragon</text:p>
          </table:table-cell>
          <table:table-cell office:value-type="string">
            <text:p>Magic 2012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ass Calcify</text:p>
          </table:table-cell>
          <table:table-cell office:value-type="string">
            <text:p>Magic 2015 Core Set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pikeshot Elder</text:p>
          </table:table-cell>
          <table:table-cell office:value-type="string">
            <text:p>Modern Masters 2015 Edition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Vengeful Archon</text:p>
          </table:table-cell>
          <table:table-cell office:value-type="string">
            <text:p>Magic 2011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Victory's Herald</text:p>
          </table:table-cell>
          <table:table-cell office:value-type="string">
            <text:p>Mirrodin Besieged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ypersonic Dragon</text:p>
          </table:table-cell>
          <table:table-cell office:value-type="string">
            <text:p>Return to Ravnica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rbiter of the Ideal</text:p>
          </table:table-cell>
          <table:table-cell office:value-type="string">
            <text:p>Born of the Gods</text:p>
          </table:table-cell>
          <table:table-cell office:value-type="float" office:value="0.62">
            <text:p>0.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Eater of Hope</text:p>
          </table:table-cell>
          <table:table-cell office:value-type="string">
            <text:p>Born of the Gods</text:p>
          </table:table-cell>
          <table:table-cell office:value-type="float" office:value="0.62">
            <text:p>0.62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Oath of the Ancient Wood</text:p>
          </table:table-cell>
          <table:table-cell office:value-type="string">
            <text:p>Magic 2014 Core Set</text:p>
          </table:table-cell>
          <table:table-cell office:value-type="float" office:value="0.59">
            <text:p>0.59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hivan Dragon</text:p>
          </table:table-cell>
          <table:table-cell office:value-type="string">
            <text:p>Magic 2014 Core Set</text:p>
          </table:table-cell>
          <table:table-cell office:value-type="float" office:value="0.59">
            <text:p>0.59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rchon of the Triumvirate</text:p>
          </table:table-cell>
          <table:table-cell office:value-type="string">
            <text:p>Return to Ravnica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hytotitan</text:p>
          </table:table-cell>
          <table:table-cell office:value-type="string">
            <text:p>Magic 2015 Core Set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cardkingdom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astigate</text:p>
          </table:table-cell>
          <table:table-cell office:value-type="string">
            <text:p>Guildpact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Eager Cadet</text:p>
          </table:table-cell>
          <table:table-cell office:value-type="string">
            <text:p>Seventh Edition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coolstuffinc</text:p>
          </table:table-cell>
          <table:table-cell office:value-type="string">
            <text:p>cardkingdom</text:p>
          </table:table-cell>
          <table:table-cell/>
          <table:table-cell office:value-type="float" office:value="8">
            <text:p>8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Order of the Stars</text:p>
          </table:table-cell>
          <table:table-cell office:value-type="string">
            <text:p>Guildpact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elesnya Evangel</text:p>
          </table:table-cell>
          <table:table-cell office:value-type="string">
            <text:p>Ravnica: City of Guilds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athedral Membrane</text:p>
          </table:table-cell>
          <table:table-cell office:value-type="string">
            <text:p>New Phyrexia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layer Husk</text:p>
          </table:table-cell>
          <table:table-cell office:value-type="string">
            <text:p>Mirrodin Besieged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arvest Pyre</text:p>
          </table:table-cell>
          <table:table-cell office:value-type="string">
            <text:p>Innistrad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Volcanic Dragon</text:p>
          </table:table-cell>
          <table:table-cell office:value-type="string">
            <text:p>Magic 201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string">
            <text:p>trollandtoad</text:p>
          </table:table-cell>
          <table:table-cell office:value-type="string">
            <text:p>cardkingdom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Rhystic Circle</text:p>
          </table:table-cell>
          <table:table-cell office:value-type="string">
            <text:p>Prophecy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Vithian Renegades</text:p>
          </table:table-cell>
          <table:table-cell office:value-type="string">
            <text:p>Alara Reborn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cardkingdom</text:p>
          </table:table-cell>
          <table:table-cell office:value-type="string">
            <text:p>channelfireball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ightcreep</text:p>
          </table:table-cell>
          <table:table-cell office:value-type="string">
            <text:p>Dissension</text:p>
          </table:table-cell>
          <table:table-cell office:value-type="float" office:value="0.46">
            <text:p>0.46</text:p>
          </table:table-cell>
          <table:table-cell table:number-columns-repeated="2"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Grapeshot Catapult</text:p>
          </table:table-cell>
          <table:table-cell office:value-type="string">
            <text:p>Seventh Edition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aladin of Prahv</text:p>
          </table:table-cell>
          <table:table-cell office:value-type="string">
            <text:p>Dissension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Luminesce</text:p>
          </table:table-cell>
          <table:table-cell office:value-type="string">
            <text:p>Coldsnap</text:p>
          </table:table-cell>
          <table:table-cell office:value-type="float" office:value="0.41">
            <text:p>0.41</text:p>
          </table:table-cell>
          <table:table-cell table:number-columns-repeated="2"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karrgan Skybreaker</text:p>
          </table:table-cell>
          <table:table-cell office:value-type="string">
            <text:p>Guildpact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string">
            <text:p>cardkingdom</text:p>
          </table:table-cell>
          <table:table-cell office:value-type="string">
            <text:p>channelfireball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Writ of Passage</text:p>
          </table:table-cell>
          <table:table-cell office:value-type="string">
            <text:p>Dissension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string">
            <text:p>trollandtoad</text:p>
          </table:table-cell>
          <table:table-cell office:value-type="string">
            <text:p>channelfireball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hielding Plax</text:p>
          </table:table-cell>
          <table:table-cell office:value-type="string">
            <text:p>Dissension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string">
            <text:p>abugames</text:p>
          </table:table-cell>
          <table:table-cell office:value-type="string">
            <text:p>cardkingdom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hifting Sky</text:p>
          </table:table-cell>
          <table:table-cell office:value-type="string">
            <text:p>Planeshift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string">
            <text:p>cardkingdom</text:p>
          </table:table-cell>
          <table:table-cell office:value-type="string">
            <text:p>channelfirebal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Wirewood Elf</text:p>
          </table:table-cell>
          <table:table-cell office:value-type="string">
            <text:p>Onslaught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string">
            <text:p>trollandtoad</text:p>
          </table:table-cell>
          <table:table-cell office:value-type="string">
            <text:p>cardkingdom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sha's Favor</text:p>
          </table:table-cell>
          <table:table-cell office:value-type="string">
            <text:p>Conflux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string">
            <text:p>trollandtoad</text:p>
          </table:table-cell>
          <table:table-cell office:value-type="string">
            <text:p>channelfirebal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Vigean Graftmage</text:p>
          </table:table-cell>
          <table:table-cell office:value-type="string">
            <text:p>Dissension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ardkingdom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Vorrac Battlehorns</text:p>
          </table:table-cell>
          <table:table-cell office:value-type="string">
            <text:p>Mirrodin</text:p>
          </table:table-cell>
          <table:table-cell office:value-type="float" office:value="0.42">
            <text:p>0.42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unting Kavu</text:p>
          </table:table-cell>
          <table:table-cell office:value-type="string">
            <text:p>Invasion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ardkingdom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Bramblecrush</text:p>
          </table:table-cell>
          <table:table-cell office:value-type="string">
            <text:p>Innistrad</text:p>
          </table:table-cell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alciderm</text:p>
          </table:table-cell>
          <table:table-cell office:value-type="string">
            <text:p>Eternal Masters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ardkingdom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aggerclaw Imp</text:p>
          </table:table-cell>
          <table:table-cell office:value-type="string">
            <text:p>Guildpact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Elvish Scrapper</text:p>
          </table:table-cell>
          <table:table-cell office:value-type="string">
            <text:p>Onslaught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ardkingdom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avengul Vampire</text:p>
          </table:table-cell>
          <table:table-cell office:value-type="string">
            <text:p>Avacyn Restored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kullmead Cauldron</text:p>
          </table:table-cell>
          <table:table-cell office:value-type="string">
            <text:p>Dissension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mogsteed Rider</text:p>
          </table:table-cell>
          <table:table-cell office:value-type="string">
            <text:p>Guildpact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tingscourger</text:p>
          </table:table-cell>
          <table:table-cell office:value-type="string">
            <text:p>Planar Chaos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ardkingdom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Thunder-Thrash Elder</text:p>
          </table:table-cell>
          <table:table-cell office:value-type="string">
            <text:p>Shards of Alara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avage Gorilla</text:p>
          </table:table-cell>
          <table:table-cell office:value-type="string">
            <text:p>Apocalypse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Wildsize</text:p>
          </table:table-cell>
          <table:table-cell office:value-type="string">
            <text:p>Guildpact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Zombie Musher</text:p>
          </table:table-cell>
          <table:table-cell office:value-type="string">
            <text:p>Coldsnap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ngel's Herald</text:p>
          </table:table-cell>
          <table:table-cell office:value-type="string">
            <text:p>Shards of Alara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Battering Wurm</text:p>
          </table:table-cell>
          <table:table-cell office:value-type="string">
            <text:p>Guildpact</text:p>
          </table:table-cell>
          <table:table-cell office:value-type="float" office:value="0.32">
            <text:p>0.32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Obelisk of Grixis</text:p>
          </table:table-cell>
          <table:table-cell office:value-type="string">
            <text:p>Shards of Alara</text:p>
          </table:table-cell>
          <table:table-cell office:value-type="float" office:value="0.32">
            <text:p>0.32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Tower Gargoyle</text:p>
          </table:table-cell>
          <table:table-cell office:value-type="string">
            <text:p>Shards of Alara</text:p>
          </table:table-cell>
          <table:table-cell office:value-type="float" office:value="0.32">
            <text:p>0.32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Enigma Eidolon</text:p>
          </table:table-cell>
          <table:table-cell office:value-type="string">
            <text:p>Dissension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Entropic Eidolon</text:p>
          </table:table-cell>
          <table:table-cell office:value-type="string">
            <text:p>Dissension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Ruthless Cullblade</text:p>
          </table:table-cell>
          <table:table-cell office:value-type="string">
            <text:p>Worldwake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Taste for Mayhem</text:p>
          </table:table-cell>
          <table:table-cell office:value-type="string">
            <text:p>Dissension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uergar Assailant</text:p>
          </table:table-cell>
          <table:table-cell office:value-type="string">
            <text:p>Eventide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Gobhobbler Rats</text:p>
          </table:table-cell>
          <table:table-cell office:value-type="string">
            <text:p>Dissension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lague Spores</text:p>
          </table:table-cell>
          <table:table-cell office:value-type="string">
            <text:p>Invasion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pined Thopter</text:p>
          </table:table-cell>
          <table:table-cell office:value-type="string">
            <text:p>New Phyrexia</text:p>
          </table:table-cell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ivine Verdict</text:p>
          </table:table-cell>
          <table:table-cell office:value-type="string">
            <text:p>Magic 2013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ackling Flames</text:p>
          </table:table-cell>
          <table:table-cell office:value-type="string">
            <text:p>Dissension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ispeller's Capsule</text:p>
          </table:table-cell>
          <table:table-cell office:value-type="string">
            <text:p>Shards of Alara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ade into Antiquity</text:p>
          </table:table-cell>
          <table:table-cell office:value-type="string">
            <text:p>Theros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encer's Magemark</text:p>
          </table:table-cell>
          <table:table-cell office:value-type="string">
            <text:p>Guildpact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lamewave Invoker</text:p>
          </table:table-cell>
          <table:table-cell office:value-type="string">
            <text:p>Legions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rost Raptor</text:p>
          </table:table-cell>
          <table:table-cell office:value-type="string">
            <text:p>Coldsnap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rozen Solid</text:p>
          </table:table-cell>
          <table:table-cell office:value-type="string">
            <text:p>Coldsnap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Gift of the Gargantuan</text:p>
          </table:table-cell>
          <table:table-cell office:value-type="string">
            <text:p>Shards of Alara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elium Squirter</text:p>
          </table:table-cell>
          <table:table-cell office:value-type="string">
            <text:p>Modern Masters 2015 Edition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Kjeldoran Javelineer</text:p>
          </table:table-cell>
          <table:table-cell office:value-type="string">
            <text:p>Coldsnap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Lingering Death</text:p>
          </table:table-cell>
          <table:table-cell office:value-type="string">
            <text:p>Scourge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Ogre Savant</text:p>
          </table:table-cell>
          <table:table-cell office:value-type="string">
            <text:p>Guildpact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Orcish Bloodpainter</text:p>
          </table:table-cell>
          <table:table-cell office:value-type="string">
            <text:p>Coldsnap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ith Driller</text:p>
          </table:table-cell>
          <table:table-cell office:value-type="string">
            <text:p>New Phyrexia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teamcore Weird</text:p>
          </table:table-cell>
          <table:table-cell office:value-type="string">
            <text:p>Guildpact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Terraformer</text:p>
          </table:table-cell>
          <table:table-cell office:value-type="string">
            <text:p>Ravnica: City of Guilds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Uproot</text:p>
          </table:table-cell>
          <table:table-cell office:value-type="string">
            <text:p>Betrayers of Kamigawa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Valor Made Real</text:p>
          </table:table-cell>
          <table:table-cell office:value-type="string">
            <text:p>Dissension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Zealous Inquisitor</text:p>
          </table:table-cell>
          <table:table-cell office:value-type="string">
            <text:p>Scourge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Ridge Rannet</text:p>
          </table:table-cell>
          <table:table-cell office:value-type="string">
            <text:p>Shards of Alara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coria Elemental</text:p>
          </table:table-cell>
          <table:table-cell office:value-type="string">
            <text:p>Scars of Mirrodin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Kessig Wolf</text:p>
          </table:table-cell>
          <table:table-cell office:value-type="string">
            <text:p>Innistrad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rimal Command</text:p>
          </table:table-cell>
          <table:table-cell office:value-type="string">
            <text:p>Modern Masters 2017 Edition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string">
            <text:p>adventureson</text:p>
          </table:table-cell>
          <table:table-cell office:value-type="string">
            <text:p>tcgplaye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hyrexian Negator</text:p>
          </table:table-cell>
          <table:table-cell office:value-type="string">
            <text:p>Duel Decks: Phyrexia vs. The Coali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Retaliator Griffin</text:p>
          </table:table-cell>
          <table:table-cell office:value-type="string">
            <text:p>Alara Reborn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string">
            <text:p>trollandtoad</text:p>
          </table:table-cell>
          <table:table-cell office:value-type="string">
            <text:p>cardkingdom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moldering Crater</text:p>
          </table:table-cell>
          <table:table-cell office:value-type="string">
            <text:p>Beatdown Box Set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olossal Whale</text:p>
          </table:table-cell>
          <table:table-cell office:value-type="string">
            <text:p>Magic 2014 Core Set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ardkingdom</text:p>
          </table:table-cell>
          <table:table-cell office:value-type="float" office:value="99">
            <text:p>99</text:p>
          </table:table-cell>
          <table:table-cell office:value-type="float" office:value="23">
            <text:p>2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Thunder-Thrash Elder</text:p>
          </table:table-cell>
          <table:table-cell office:value-type="string">
            <text:p>Planechase 2012 Edition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Rally the Peasants</text:p>
          </table:table-cell>
          <table:table-cell office:value-type="string">
            <text:p>Innistra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25">
            <text:p>0.0125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Timbermaw Larva</text:p>
          </table:table-cell>
          <table:table-cell office:value-type="string">
            <text:p>Zendikar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mtgseattle</text:p>
          </table:table-cell>
          <table:table-cell office:value-type="string">
            <text:p>tcgplay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Farhaven Elf</text:p>
          </table:table-cell>
          <table:table-cell office:value-type="string">
            <text:p>Shadowmoor</text:p>
          </table:table-cell>
          <table:table-cell office:value-type="float" office:value="9.94">
            <text:p>9.94</text:p>
          </table:table-cell>
          <table:table-cell table:number-columns-repeated="2"/>
        </table:table-row>
        <table:table-row table:style-name="ro2">
          <table:table-cell office:value-type="string">
            <text:p>Ghost Council of Orzhova</text:p>
          </table:table-cell>
          <table:table-cell office:value-type="string">
            <text:p>Guildpact</text:p>
          </table:table-cell>
          <table:table-cell office:value-type="float" office:value="3.49">
            <text:p>3.49</text:p>
          </table:table-cell>
          <table:table-cell/>
          <table:table-cell table:formula="of:=SUM([.C1:.C103])" office:value-type="float" office:value="880.62">
            <text:p>880.62</text:p>
          </table:table-cell>
        </table:table-row>
        <table:table-row table:style-name="ro1">
          <table:table-cell office:value-type="string">
            <text:p>Spawning Pit</text:p>
          </table:table-cell>
          <table:table-cell office:value-type="string">
            <text:p>Darksteel</text:p>
          </table:table-cell>
          <table:table-cell office:value-type="float" office:value="3.46">
            <text:p>3.46</text:p>
          </table:table-cell>
          <table:table-cell table:number-columns-repeated="2"/>
        </table:table-row>
        <table:table-row table:style-name="ro1">
          <table:table-cell office:value-type="string">
            <text:p>Mentor of the Meek</text:p>
          </table:table-cell>
          <table:table-cell office:value-type="string">
            <text:p>Innistrad</text:p>
          </table:table-cell>
          <table:table-cell office:value-type="float" office:value="3.49">
            <text:p>3.49</text:p>
          </table:table-cell>
          <table:table-cell table:number-columns-repeated="2"/>
        </table:table-row>
        <table:table-row table:style-name="ro1">
          <table:table-cell office:value-type="string">
            <text:p>Shivan Harvest</text:p>
          </table:table-cell>
          <table:table-cell office:value-type="string">
            <text:p>Invasion</text:p>
          </table:table-cell>
          <table:table-cell office:value-type="float" office:value="3.49">
            <text:p>3.49</text:p>
          </table:table-cell>
          <table:table-cell table:number-columns-repeated="2"/>
        </table:table-row>
        <table:table-row table:style-name="ro1">
          <table:table-cell office:value-type="string">
            <text:p>Mirko Vosk, Mind Drinker</text:p>
          </table:table-cell>
          <table:table-cell office:value-type="string">
            <text:p>Dragon's Maze</text:p>
          </table:table-cell>
          <table:table-cell office:value-type="float" office:value="2.49">
            <text:p>2.49</text:p>
          </table:table-cell>
          <table:table-cell table:number-columns-repeated="2"/>
        </table:table-row>
        <table:table-row table:style-name="ro1">
          <table:table-cell office:value-type="string">
            <text:p>Myr Turbine</text:p>
          </table:table-cell>
          <table:table-cell office:value-type="string">
            <text:p>Mirrodin Besieged</text:p>
          </table:table-cell>
          <table:table-cell office:value-type="float" office:value="2.49">
            <text:p>2.49</text:p>
          </table:table-cell>
          <table:table-cell table:number-columns-repeated="2"/>
        </table:table-row>
        <table:table-row table:style-name="ro1">
          <table:table-cell office:value-type="string">
            <text:p>Krosan Restorer</text:p>
          </table:table-cell>
          <table:table-cell office:value-type="string">
            <text:p>Torment</text:p>
          </table:table-cell>
          <table:table-cell office:value-type="float" office:value="3.49">
            <text:p>3.49</text:p>
          </table:table-cell>
          <table:table-cell table:number-columns-repeated="2"/>
        </table:table-row>
        <table:table-row table:style-name="ro1">
          <table:table-cell office:value-type="string">
            <text:p>Court Hussar</text:p>
          </table:table-cell>
          <table:table-cell office:value-type="string">
            <text:p>Dissension</text:p>
          </table:table-cell>
          <table:table-cell office:value-type="float" office:value="2.45">
            <text:p>2.45</text:p>
          </table:table-cell>
          <table:table-cell table:number-columns-repeated="2"/>
        </table:table-row>
        <table:table-row table:style-name="ro1">
          <table:table-cell office:value-type="string">
            <text:p>Blizzard Specter</text:p>
          </table:table-cell>
          <table:table-cell office:value-type="string">
            <text:p>Coldsnap</text:p>
          </table:table-cell>
          <table:table-cell office:value-type="float" office:value="1.79">
            <text:p>1.79</text:p>
          </table:table-cell>
          <table:table-cell table:number-columns-repeated="2"/>
        </table:table-row>
        <table:table-row table:style-name="ro1">
          <table:table-cell office:value-type="string">
            <text:p>Epochrasite</text:p>
          </table:table-cell>
          <table:table-cell office:value-type="string">
            <text:p>Future Sight</text:p>
          </table:table-cell>
          <table:table-cell office:value-type="float" office:value="2.7">
            <text:p>2.7</text:p>
          </table:table-cell>
          <table:table-cell table:number-columns-repeated="2"/>
        </table:table-row>
        <table:table-row table:style-name="ro1">
          <table:table-cell office:value-type="string">
            <text:p>Ornithopter</text:p>
          </table:table-cell>
          <table:table-cell office:value-type="string">
            <text:p>Magic 2010</text:p>
          </table:table-cell>
          <table:table-cell office:value-type="float" office:value="1.99">
            <text:p>1.99</text:p>
          </table:table-cell>
          <table:table-cell table:number-columns-repeated="2"/>
        </table:table-row>
        <table:table-row table:style-name="ro1">
          <table:table-cell office:value-type="string">
            <text:p>Weathered Wayfarer</text:p>
          </table:table-cell>
          <table:table-cell office:value-type="string">
            <text:p>Ninth Edition</text:p>
          </table:table-cell>
          <table:table-cell office:value-type="float" office:value="27.77">
            <text:p>27.77</text:p>
          </table:table-cell>
          <table:table-cell table:number-columns-repeated="2"/>
        </table:table-row>
        <table:table-row table:style-name="ro1">
          <table:table-cell office:value-type="string">
            <text:p>Rhystic Study</text:p>
          </table:table-cell>
          <table:table-cell office:value-type="string">
            <text:p>Commander's Arsenal</text:p>
          </table:table-cell>
          <table:table-cell office:value-type="float" office:value="24.75">
            <text:p>24.75</text:p>
          </table:table-cell>
          <table:table-cell table:number-columns-repeated="2"/>
        </table:table-row>
        <table:table-row table:style-name="ro1">
          <table:table-cell office:value-type="string">
            <text:p>Cavern Harpy</text:p>
          </table:table-cell>
          <table:table-cell office:value-type="string">
            <text:p>Planeshift</text:p>
          </table:table-cell>
          <table:table-cell office:value-type="float" office:value="22.75">
            <text:p>22.75</text:p>
          </table:table-cell>
          <table:table-cell table:number-columns-repeated="2"/>
        </table:table-row>
        <table:table-row table:style-name="ro1">
          <table:table-cell office:value-type="string">
            <text:p>Urborg, Tomb of Yawgmoth</text:p>
          </table:table-cell>
          <table:table-cell office:value-type="string">
            <text:p>From the Vault: Realms</text:p>
          </table:table-cell>
          <table:table-cell office:value-type="float" office:value="21.99">
            <text:p>21.99</text:p>
          </table:table-cell>
          <table:table-cell table:number-columns-repeated="2"/>
        </table:table-row>
        <table:table-row table:style-name="ro1">
          <table:table-cell office:value-type="string">
            <text:p>Nykthos, Shrine to Nyx</text:p>
          </table:table-cell>
          <table:table-cell office:value-type="string">
            <text:p>Theros</text:p>
          </table:table-cell>
          <table:table-cell office:value-type="float" office:value="16.77">
            <text:p>16.77</text:p>
          </table:table-cell>
          <table:table-cell table:number-columns-repeated="2"/>
        </table:table-row>
        <table:table-row table:style-name="ro1">
          <table:table-cell office:value-type="string">
            <text:p>Elspeth Tirel</text:p>
          </table:table-cell>
          <table:table-cell office:value-type="string">
            <text:p>Scars of Mirrodin</text:p>
          </table:table-cell>
          <table:table-cell office:value-type="float" office:value="18.59">
            <text:p>18.59</text:p>
          </table:table-cell>
          <table:table-cell table:number-columns-repeated="2"/>
        </table:table-row>
        <table:table-row table:style-name="ro1">
          <table:table-cell office:value-type="string">
            <text:p>Mirari's Wake</text:p>
          </table:table-cell>
          <table:table-cell office:value-type="string">
            <text:p>Commander's Arsenal</text:p>
          </table:table-cell>
          <table:table-cell office:value-type="float" office:value="17.9">
            <text:p>17.9</text:p>
          </table:table-cell>
          <table:table-cell table:number-columns-repeated="2"/>
        </table:table-row>
        <table:table-row table:style-name="ro1">
          <table:table-cell office:value-type="string">
            <text:p>Loyal Retainers</text:p>
          </table:table-cell>
          <table:table-cell office:value-type="string">
            <text:p>Commander's Arsenal</text:p>
          </table:table-cell>
          <table:table-cell office:value-type="float" office:value="19.99">
            <text:p>19.99</text:p>
          </table:table-cell>
          <table:table-cell table:number-columns-repeated="2"/>
        </table:table-row>
        <table:table-row table:style-name="ro1">
          <table:table-cell office:value-type="string">
            <text:p>Boseiju, Who Shelters All</text:p>
          </table:table-cell>
          <table:table-cell office:value-type="string">
            <text:p>From the Vault: Realms</text:p>
          </table:table-cell>
          <table:table-cell office:value-type="float" office:value="16.99">
            <text:p>16.99</text:p>
          </table:table-cell>
          <table:table-cell table:number-columns-repeated="2"/>
        </table:table-row>
        <table:table-row table:style-name="ro1">
          <table:table-cell office:value-type="string">
            <text:p>Mind's Eye</text:p>
          </table:table-cell>
          <table:table-cell office:value-type="string">
            <text:p>Commander's Arsenal</text:p>
          </table:table-cell>
          <table:table-cell office:value-type="float" office:value="15.44">
            <text:p>15.44</text:p>
          </table:table-cell>
          <table:table-cell table:number-columns-repeated="2"/>
        </table:table-row>
        <table:table-row table:style-name="ro1">
          <table:table-cell office:value-type="string">
            <text:p>Brainstorm</text:p>
          </table:table-cell>
          <table:table-cell office:value-type="string">
            <text:p>Eternal Masters</text:p>
          </table:table-cell>
          <table:table-cell office:value-type="float" office:value="16.1">
            <text:p>16.1</text:p>
          </table:table-cell>
          <table:table-cell table:number-columns-repeated="2"/>
        </table:table-row>
        <table:table-row table:style-name="ro1">
          <table:table-cell office:value-type="string">
            <text:p>Sword of Body and Mind</text:p>
          </table:table-cell>
          <table:table-cell office:value-type="string">
            <text:p>From the Vault: Relics</text:p>
          </table:table-cell>
          <table:table-cell office:value-type="float" office:value="12.99">
            <text:p>12.99</text:p>
          </table:table-cell>
          <table:table-cell table:number-columns-repeated="2"/>
        </table:table-row>
        <table:table-row table:style-name="ro1">
          <table:table-cell office:value-type="string">
            <text:p>Necropotence</text:p>
          </table:table-cell>
          <table:table-cell office:value-type="string">
            <text:p>Eternal Masters</text:p>
          </table:table-cell>
          <table:table-cell office:value-type="float" office:value="11.99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Stifle</text:p>
          </table:table-cell>
          <table:table-cell office:value-type="string">
            <text:p>Conspiracy</text:p>
          </table:table-cell>
          <table:table-cell office:value-type="float" office:value="14.22">
            <text:p>14.22</text:p>
          </table:table-cell>
          <table:table-cell table:number-columns-repeated="2"/>
        </table:table-row>
        <table:table-row table:style-name="ro1">
          <table:table-cell office:value-type="string">
            <text:p>Pyroblast</text:p>
          </table:table-cell>
          <table:table-cell office:value-type="string">
            <text:p>Eternal Masters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string">
            <text:p>The Mimeoplasm</text:p>
          </table:table-cell>
          <table:table-cell office:value-type="string">
            <text:p>Commander's Arsenal</text:p>
          </table:table-cell>
          <table:table-cell office:value-type="float" office:value="11.03">
            <text:p>11.03</text:p>
          </table:table-cell>
          <table:table-cell table:number-columns-repeated="2"/>
        </table:table-row>
        <table:table-row table:style-name="ro1">
          <table:table-cell office:value-type="string">
            <text:p>Hurkyl's Recall</text:p>
          </table:table-cell>
          <table:table-cell office:value-type="string">
            <text:p>Modern Masters 2015 Edition</text:p>
          </table:table-cell>
          <table:table-cell office:value-type="float" office:value="10.99">
            <text:p>10.99</text:p>
          </table:table-cell>
          <table:table-cell table:number-columns-repeated="2"/>
        </table:table-row>
        <table:table-row table:style-name="ro1">
          <table:table-cell office:value-type="string">
            <text:p>Eldrazi Displacer</text:p>
          </table:table-cell>
          <table:table-cell office:value-type="string">
            <text:p>Oath of the Gatewatch</text:p>
          </table:table-cell>
          <table:table-cell office:value-type="float" office:value="10.33">
            <text:p>10.33</text:p>
          </table:table-cell>
          <table:table-cell table:number-columns-repeated="2"/>
        </table:table-row>
        <table:table-row table:style-name="ro1">
          <table:table-cell office:value-type="string">
            <text:p>Isochron Scepter</text:p>
          </table:table-cell>
          <table:table-cell office:value-type="string">
            <text:p>Mirrodin</text:p>
          </table:table-cell>
          <table:table-cell office:value-type="float" office:value="8.48">
            <text:p>8.48</text:p>
          </table:table-cell>
          <table:table-cell table:number-columns-repeated="2"/>
        </table:table-row>
        <table:table-row table:style-name="ro1">
          <table:table-cell office:value-type="string">
            <text:p>Sliver Hive</text:p>
          </table:table-cell>
          <table:table-cell office:value-type="string">
            <text:p>Magic 2015 Core Set</text:p>
          </table:table-cell>
          <table:table-cell office:value-type="float" office:value="9.99">
            <text:p>9.99</text:p>
          </table:table-cell>
          <table:table-cell table:number-columns-repeated="2"/>
        </table:table-row>
        <table:table-row table:style-name="ro1">
          <table:table-cell office:value-type="string">
            <text:p>Door of Destinies</text:p>
          </table:table-cell>
          <table:table-cell office:value-type="string">
            <text:p>Magic 2014 Core Set</text:p>
          </table:table-cell>
          <table:table-cell office:value-type="float" office:value="8.99">
            <text:p>8.99</text:p>
          </table:table-cell>
          <table:table-cell table:number-columns-repeated="2"/>
        </table:table-row>
        <table:table-row table:style-name="ro1">
          <table:table-cell office:value-type="string">
            <text:p>Chaos Warp</text:p>
          </table:table-cell>
          <table:table-cell office:value-type="string">
            <text:p>Commander's Arsenal</text:p>
          </table:table-cell>
          <table:table-cell office:value-type="float" office:value="8.58">
            <text:p>8.58</text:p>
          </table:table-cell>
          <table:table-cell table:number-columns-repeated="2"/>
        </table:table-row>
        <table:table-row table:style-name="ro1">
          <table:table-cell office:value-type="string">
            <text:p>Knight of the Reliquary</text:p>
          </table:table-cell>
          <table:table-cell office:value-type="string">
            <text:p>Duel Decks: Knights vs. Dragons</text:p>
          </table:table-cell>
          <table:table-cell office:value-type="float" office:value="8.99">
            <text:p>8.99</text:p>
          </table:table-cell>
          <table:table-cell table:number-columns-repeated="2"/>
        </table:table-row>
        <table:table-row table:style-name="ro1">
          <table:table-cell office:value-type="string">
            <text:p>Diaochan, Artful Beauty</text:p>
          </table:table-cell>
          <table:table-cell office:value-type="string">
            <text:p>Commander's Arsenal</text:p>
          </table:table-cell>
          <table:table-cell office:value-type="float" office:value="7.99">
            <text:p>7.99</text:p>
          </table:table-cell>
          <table:table-cell table:number-columns-repeated="2"/>
        </table:table-row>
        <table:table-row table:style-name="ro1">
          <table:table-cell office:value-type="string">
            <text:p>Living Death</text:p>
          </table:table-cell>
          <table:table-cell office:value-type="string">
            <text:p>From the Vault: Annihilation</text:p>
          </table:table-cell>
          <table:table-cell office:value-type="float" office:value="7.88">
            <text:p>7.88</text:p>
          </table:table-cell>
          <table:table-cell table:number-columns-repeated="2"/>
        </table:table-row>
        <table:table-row table:style-name="ro1">
          <table:table-cell office:value-type="string">
            <text:p>Forbidden Orchard</text:p>
          </table:table-cell>
          <table:table-cell office:value-type="string">
            <text:p>From the Vault: Realms</text:p>
          </table:table-cell>
          <table:table-cell office:value-type="float" office:value="5.99">
            <text:p>5.99</text:p>
          </table:table-cell>
          <table:table-cell table:number-columns-repeated="2"/>
        </table:table-row>
        <table:table-row table:style-name="ro1">
          <table:table-cell office:value-type="string">
            <text:p>Psychatog</text:p>
          </table:table-cell>
          <table:table-cell office:value-type="string">
            <text:p>Odyssey</text:p>
          </table:table-cell>
          <table:table-cell office:value-type="float" office:value="3.68">
            <text:p>3.68</text:p>
          </table:table-cell>
          <table:table-cell table:number-columns-repeated="2"/>
        </table:table-row>
        <table:table-row table:style-name="ro1">
          <table:table-cell office:value-type="string">
            <text:p>Serum Visions</text:p>
          </table:table-cell>
          <table:table-cell office:value-type="string">
            <text:p>Modern Masters 2017 Edition</text:p>
          </table:table-cell>
          <table:table-cell office:value-type="float" office:value="4.99">
            <text:p>4.99</text:p>
          </table:table-cell>
          <table:table-cell table:number-columns-repeated="2"/>
        </table:table-row>
        <table:table-row table:style-name="ro1">
          <table:table-cell office:value-type="string">
            <text:p>Mortify</text:p>
          </table:table-cell>
          <table:table-cell office:value-type="string">
            <text:p>Conspiracy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Stitch Together</text:p>
          </table:table-cell>
          <table:table-cell office:value-type="string">
            <text:p>Judgment</text:p>
          </table:table-cell>
          <table:table-cell office:value-type="float" office:value="3.87">
            <text:p>3.87</text:p>
          </table:table-cell>
          <table:table-cell table:number-columns-repeated="2"/>
        </table:table-row>
        <table:table-row table:style-name="ro1">
          <table:table-cell office:value-type="string">
            <text:p>Cephalid Constable</text:p>
          </table:table-cell>
          <table:table-cell office:value-type="string">
            <text:p>Judgment</text:p>
          </table:table-cell>
          <table:table-cell office:value-type="float" office:value="3.23">
            <text:p>3.23</text:p>
          </table:table-cell>
          <table:table-cell table:number-columns-repeated="2"/>
        </table:table-row>
        <table:table-row table:style-name="ro1">
          <table:table-cell office:value-type="string">
            <text:p>Edric, Spymaster of Trest</text:p>
          </table:table-cell>
          <table:table-cell office:value-type="string">
            <text:p>Commander's Arsenal</text:p>
          </table:table-cell>
          <table:table-cell office:value-type="float" office:value="4.99">
            <text:p>4.99</text:p>
          </table:table-cell>
          <table:table-cell table:number-columns-repeated="2"/>
        </table:table-row>
        <table:table-row table:style-name="ro1">
          <table:table-cell office:value-type="string">
            <text:p>Desertion</text:p>
          </table:table-cell>
          <table:table-cell office:value-type="string">
            <text:p>Commander's Arsenal</text:p>
          </table:table-cell>
          <table:table-cell office:value-type="float" office:value="3.99">
            <text:p>3.99</text:p>
          </table:table-cell>
          <table:table-cell table:number-columns-repeated="2"/>
        </table:table-row>
        <table:table-row table:style-name="ro1">
          <table:table-cell office:value-type="string">
            <text:p>Dark Ritual</text:p>
          </table:table-cell>
          <table:table-cell office:value-type="string">
            <text:p>From the Vault: Twenty</text:p>
          </table:table-cell>
          <table:table-cell office:value-type="float" office:value="4.49">
            <text:p>4.49</text:p>
          </table:table-cell>
          <table:table-cell table:number-columns-repeated="2"/>
        </table:table-row>
        <table:table-row table:style-name="ro1">
          <table:table-cell office:value-type="string">
            <text:p>Ink-Eyes, Servant of Oni</text:p>
          </table:table-cell>
          <table:table-cell office:value-type="string">
            <text:p>From the Vault: Twenty</text:p>
          </table:table-cell>
          <table:table-cell office:value-type="float" office:value="2.99">
            <text:p>2.99</text:p>
          </table:table-cell>
          <table:table-cell table:number-columns-repeated="2"/>
        </table:table-row>
        <table:table-row table:style-name="ro1">
          <table:table-cell office:value-type="string">
            <text:p>Temple of Mystery</text:p>
          </table:table-cell>
          <table:table-cell office:value-type="string">
            <text:p>Theros</text:p>
          </table:table-cell>
          <table:table-cell office:value-type="float" office:value="2.15">
            <text:p>2.15</text:p>
          </table:table-cell>
          <table:table-cell table:number-columns-repeated="2"/>
        </table:table-row>
        <table:table-row table:style-name="ro1">
          <table:table-cell office:value-type="string">
            <text:p>Lotus Bloom</text:p>
          </table:table-cell>
          <table:table-cell office:value-type="string">
            <text:p>Time Spiral</text:p>
          </table:table-cell>
          <table:table-cell office:value-type="float" office:value="29.9">
            <text:p>29.9</text:p>
          </table:table-cell>
          <table:table-cell table:number-columns-repeated="2"/>
        </table:table-row>
        <table:table-row table:style-name="ro1">
          <table:table-cell office:value-type="string">
            <text:p>Isamaru, Hound of Konda</text:p>
          </table:table-cell>
          <table:table-cell office:value-type="string">
            <text:p>Champions of Kamigawa</text:p>
          </table:table-cell>
          <table:table-cell office:value-type="float" office:value="21.84">
            <text:p>21.84</text:p>
          </table:table-cell>
          <table:table-cell table:number-columns-repeated="2"/>
        </table:table-row>
        <table:table-row table:style-name="ro1">
          <table:table-cell office:value-type="string">
            <text:p>Seat of the Synod</text:p>
          </table:table-cell>
          <table:table-cell office:value-type="string">
            <text:p>Mirrodin</text:p>
          </table:table-cell>
          <table:table-cell office:value-type="float" office:value="12.99">
            <text:p>12.99</text:p>
          </table:table-cell>
          <table:table-cell table:number-columns-repeated="2"/>
        </table:table-row>
        <table:table-row table:style-name="ro1">
          <table:table-cell office:value-type="string">
            <text:p>Skred</text:p>
          </table:table-cell>
          <table:table-cell office:value-type="string">
            <text:p>Coldsnap</text:p>
          </table:table-cell>
          <table:table-cell office:value-type="float" office:value="11.95">
            <text:p>11.95</text:p>
          </table:table-cell>
          <table:table-cell table:number-columns-repeated="2"/>
        </table:table-row>
        <table:table-row table:style-name="ro1">
          <table:table-cell office:value-type="string">
            <text:p>Basilisk Collar</text:p>
          </table:table-cell>
          <table:table-cell office:value-type="string">
            <text:p>Worldwake</text:p>
          </table:table-cell>
          <table:table-cell office:value-type="float" office:value="14.63">
            <text:p>14.63</text:p>
          </table:table-cell>
          <table:table-cell table:number-columns-repeated="2"/>
        </table:table-row>
        <table:table-row table:style-name="ro1">
          <table:table-cell office:value-type="string">
            <text:p>Nim Deathmantle</text:p>
          </table:table-cell>
          <table:table-cell office:value-type="string">
            <text:p>Scars of Mirrodin</text:p>
          </table:table-cell>
          <table:table-cell office:value-type="float" office:value="10.99">
            <text:p>10.99</text:p>
          </table:table-cell>
          <table:table-cell table:number-columns-repeated="2"/>
        </table:table-row>
        <table:table-row table:style-name="ro1">
          <table:table-cell office:value-type="string">
            <text:p>Bladewing the Risen</text:p>
          </table:table-cell>
          <table:table-cell office:value-type="string">
            <text:p>Scourge</text:p>
          </table:table-cell>
          <table:table-cell office:value-type="float" office:value="9.05">
            <text:p>9.05</text:p>
          </table:table-cell>
          <table:table-cell table:number-columns-repeated="2"/>
        </table:table-row>
        <table:table-row table:style-name="ro1">
          <table:table-cell office:value-type="string">
            <text:p>Wall of Shards</text:p>
          </table:table-cell>
          <table:table-cell office:value-type="string">
            <text:p>Coldsnap</text:p>
          </table:table-cell>
          <table:table-cell office:value-type="float" office:value="7.83">
            <text:p>7.83</text:p>
          </table:table-cell>
          <table:table-cell table:number-columns-repeated="2"/>
        </table:table-row>
        <table:table-row table:style-name="ro1">
          <table:table-cell office:value-type="string">
            <text:p>Great Furnace</text:p>
          </table:table-cell>
          <table:table-cell office:value-type="string">
            <text:p>Mirrodin</text:p>
          </table:table-cell>
          <table:table-cell office:value-type="float" office:value="8.05">
            <text:p>8.05</text:p>
          </table:table-cell>
          <table:table-cell table:number-columns-repeated="2"/>
        </table:table-row>
        <table:table-row table:style-name="ro1">
          <table:table-cell office:value-type="string">
            <text:p>Memnite</text:p>
          </table:table-cell>
          <table:table-cell office:value-type="string">
            <text:p>Scars of Mirrodin</text:p>
          </table:table-cell>
          <table:table-cell office:value-type="float" office:value="9.99">
            <text:p>9.99</text:p>
          </table:table-cell>
          <table:table-cell table:number-columns-repeated="2"/>
        </table:table-row>
        <table:table-row table:style-name="ro1">
          <table:table-cell office:value-type="string">
            <text:p>Nix</text:p>
          </table:table-cell>
          <table:table-cell office:value-type="string">
            <text:p>Future Sight</text:p>
          </table:table-cell>
          <table:table-cell office:value-type="float" office:value="5.99">
            <text:p>5.99</text:p>
          </table:table-cell>
          <table:table-cell table:number-columns-repeated="2"/>
        </table:table-row>
        <table:table-row table:style-name="ro1">
          <table:table-cell office:value-type="string">
            <text:p>Acquire</text:p>
          </table:table-cell>
          <table:table-cell office:value-type="string">
            <text:p>Fifth Dawn</text:p>
          </table:table-cell>
          <table:table-cell office:value-type="float" office:value="7.96">
            <text:p>7.96</text:p>
          </table:table-cell>
          <table:table-cell table:number-columns-repeated="2"/>
        </table:table-row>
        <table:table-row table:style-name="ro1">
          <table:table-cell office:value-type="string">
            <text:p>Blood Baron of Vizkopa</text:p>
          </table:table-cell>
          <table:table-cell office:value-type="string">
            <text:p>Dragon's Maze</text:p>
          </table:table-cell>
          <table:table-cell office:value-type="float" office:value="7.74">
            <text:p>7.74</text:p>
          </table:table-cell>
          <table:table-cell table:number-columns-repeated="2"/>
        </table:table-row>
        <table:table-row table:style-name="ro1">
          <table:table-cell office:value-type="string">
            <text:p>Faerie Conclave</text:p>
          </table:table-cell>
          <table:table-cell office:value-type="string">
            <text:p>Urza's Legacy</text:p>
          </table:table-cell>
          <table:table-cell office:value-type="float" office:value="6.99">
            <text:p>6.99</text:p>
          </table:table-cell>
          <table:table-cell table:number-columns-repeated="2"/>
        </table:table-row>
        <table:table-row table:style-name="ro1">
          <table:table-cell office:value-type="string">
            <text:p>Legion Loyalist</text:p>
          </table:table-cell>
          <table:table-cell office:value-type="string">
            <text:p>Gatecrash</text:p>
          </table:table-cell>
          <table:table-cell office:value-type="float" office:value="7.49">
            <text:p>7.49</text:p>
          </table:table-cell>
          <table:table-cell table:number-columns-repeated="2"/>
        </table:table-row>
        <table:table-row table:style-name="ro1">
          <table:table-cell office:value-type="string">
            <text:p>Groundbreaker</text:p>
          </table:table-cell>
          <table:table-cell office:value-type="string">
            <text:p>Planar Chaos</text:p>
          </table:table-cell>
          <table:table-cell office:value-type="float" office:value="4.86">
            <text:p>4.86</text:p>
          </table:table-cell>
          <table:table-cell table:number-columns-repeated="2"/>
        </table:table-row>
        <table:table-row table:style-name="ro1">
          <table:table-cell office:value-type="string">
            <text:p>Mimic Vat</text:p>
          </table:table-cell>
          <table:table-cell office:value-type="string">
            <text:p>Scars of Mirrodin</text:p>
          </table:table-cell>
          <table:table-cell office:value-type="float" office:value="5.99">
            <text:p>5.99</text:p>
          </table:table-cell>
          <table:table-cell table:number-columns-repeated="2"/>
        </table:table-row>
        <table:table-row table:style-name="ro1">
          <table:table-cell office:value-type="string">
            <text:p>Obzedat, Ghost Council</text:p>
          </table:table-cell>
          <table:table-cell office:value-type="string">
            <text:p>Gatecrash</text:p>
          </table:table-cell>
          <table:table-cell office:value-type="float" office:value="6.99">
            <text:p>6.99</text:p>
          </table:table-cell>
          <table:table-cell table:number-columns-repeated="2"/>
        </table:table-row>
        <table:table-row table:style-name="ro1">
          <table:table-cell office:value-type="string">
            <text:p>Journey to Nowhere</text:p>
          </table:table-cell>
          <table:table-cell office:value-type="string">
            <text:p>Zendikar</text:p>
          </table:table-cell>
          <table:table-cell office:value-type="float" office:value="5.49">
            <text:p>5.49</text:p>
          </table:table-cell>
          <table:table-cell table:number-columns-repeated="2"/>
        </table:table-row>
        <table:table-row table:style-name="ro1">
          <table:table-cell office:value-type="string">
            <text:p>Simic Growth Chamber</text:p>
          </table:table-cell>
          <table:table-cell office:value-type="string">
            <text:p>Dissension</text:p>
          </table:table-cell>
          <table:table-cell office:value-type="float" office:value="5.99">
            <text:p>5.99</text:p>
          </table:table-cell>
          <table:table-cell table:number-columns-repeated="2"/>
        </table:table-row>
        <table:table-row table:style-name="ro1">
          <table:table-cell office:value-type="string">
            <text:p>Looter il-Kor</text:p>
          </table:table-cell>
          <table:table-cell office:value-type="string">
            <text:p>Time Spiral</text:p>
          </table:table-cell>
          <table:table-cell office:value-type="float" office:value="4.49">
            <text:p>4.49</text:p>
          </table:table-cell>
          <table:table-cell table:number-columns-repeated="2"/>
        </table:table-row>
        <table:table-row table:style-name="ro1">
          <table:table-cell office:value-type="string">
            <text:p>Vault of Whispers</text:p>
          </table:table-cell>
          <table:table-cell office:value-type="string">
            <text:p>Mirrodin</text:p>
          </table:table-cell>
          <table:table-cell office:value-type="float" office:value="5.58">
            <text:p>5.58</text:p>
          </table:table-cell>
          <table:table-cell table:number-columns-repeated="2"/>
        </table:table-row>
        <table:table-row table:style-name="ro1">
          <table:table-cell office:value-type="string">
            <text:p>Temple of Deceit</text:p>
          </table:table-cell>
          <table:table-cell office:value-type="string">
            <text:p>Theros</text:p>
          </table:table-cell>
          <table:table-cell office:value-type="float" office:value="4.63">
            <text:p>4.63</text:p>
          </table:table-cell>
          <table:table-cell table:number-columns-repeated="2"/>
        </table:table-row>
        <table:table-row table:style-name="ro1">
          <table:table-cell office:value-type="string">
            <text:p>Risen Executioner</text:p>
          </table:table-cell>
          <table:table-cell office:value-type="string">
            <text:p>Dragons of Tarkir</text:p>
          </table:table-cell>
          <table:table-cell office:value-type="float" office:value="3.49">
            <text:p>3.49</text:p>
          </table:table-cell>
          <table:table-cell table:number-columns-repeated="2"/>
        </table:table-row>
        <table:table-row table:style-name="ro1">
          <table:table-cell office:value-type="string">
            <text:p>Magus of the Disk</text:p>
          </table:table-cell>
          <table:table-cell office:value-type="string">
            <text:p>Time Spiral</text:p>
          </table:table-cell>
          <table:table-cell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string">
            <text:p>Momentary Blink</text:p>
          </table:table-cell>
          <table:table-cell office:value-type="string">
            <text:p>Time Spiral</text:p>
          </table:table-cell>
          <table:table-cell office:value-type="float" office:value="2.99">
            <text:p>2.99</text:p>
          </table:table-cell>
          <table:table-cell table:number-columns-repeated="2"/>
        </table:table-row>
        <table:table-row table:style-name="ro1">
          <table:table-cell office:value-type="string">
            <text:p>Scroll Rack</text:p>
          </table:table-cell>
          <table:table-cell office:value-type="string">
            <text:p>Tempest</text:p>
          </table:table-cell>
          <table:table-cell office:value-type="float" office:value="27.29">
            <text:p>27.29</text:p>
          </table:table-cell>
          <table:table-cell table:number-columns-repeated="2"/>
        </table:table-row>
        <table:table-row table:style-name="ro1">
          <table:table-cell office:value-type="string">
            <text:p>Voice of Resurgence</text:p>
          </table:table-cell>
          <table:table-cell office:value-type="string">
            <text:p>Dragon's Maze</text:p>
          </table:table-cell>
          <table:table-cell office:value-type="float" office:value="11.95">
            <text:p>11.95</text:p>
          </table:table-cell>
          <table:table-cell table:number-columns-repeated="2"/>
        </table:table-row>
        <table:table-row table:style-name="ro1">
          <table:table-cell office:value-type="string">
            <text:p>Grand Arbiter Augustin IV</text:p>
          </table:table-cell>
          <table:table-cell office:value-type="string">
            <text:p>Dissension</text:p>
          </table:table-cell>
          <table:table-cell office:value-type="float" office:value="6.99">
            <text:p>6.99</text:p>
          </table:table-cell>
          <table:table-cell table:number-columns-repeated="2"/>
        </table:table-row>
        <table:table-row table:style-name="ro1">
          <table:table-cell office:value-type="string">
            <text:p>Cunning Wish</text:p>
          </table:table-cell>
          <table:table-cell office:value-type="string">
            <text:p>Judgment</text:p>
          </table:table-cell>
          <table:table-cell office:value-type="float" office:value="6.49">
            <text:p>6.49</text:p>
          </table:table-cell>
          <table:table-cell table:number-columns-repeated="2"/>
        </table:table-row>
        <table:table-row table:style-name="ro1">
          <table:table-cell office:value-type="string">
            <text:p>Teferi's Puzzle Box</text:p>
          </table:table-cell>
          <table:table-cell office:value-type="string">
            <text:p>Seventh Edition</text:p>
          </table:table-cell>
          <table:table-cell office:value-type="float" office:value="5.8">
            <text:p>5.8</text:p>
          </table:table-cell>
          <table:table-cell table:number-columns-repeated="2"/>
        </table:table-row>
        <table:table-row table:style-name="ro1">
          <table:table-cell office:value-type="string">
            <text:p>Duplicant</text:p>
          </table:table-cell>
          <table:table-cell office:value-type="string">
            <text:p>Archenemy</text:p>
          </table:table-cell>
          <table:table-cell office:value-type="float" office:value="4.49">
            <text:p>4.49</text:p>
          </table:table-cell>
          <table:table-cell table:number-columns-repeated="2"/>
        </table:table-row>
        <table:table-row table:style-name="ro1">
          <table:table-cell office:value-type="string">
            <text:p>Sword of Feast and Famine</text:p>
          </table:table-cell>
          <table:table-cell office:value-type="string">
            <text:p>Mirrodin Besieged</text:p>
          </table:table-cell>
          <table:table-cell office:value-type="float" office:value="24.98">
            <text:p>24.98</text:p>
          </table:table-cell>
          <table:table-cell table:number-columns-repeated="2"/>
        </table:table-row>
        <table:table-row table:style-name="ro1">
          <table:table-cell office:value-type="string">
            <text:p>Sphere of Resistance</text:p>
          </table:table-cell>
          <table:table-cell office:value-type="string">
            <text:p>Exodus</text:p>
          </table:table-cell>
          <table:table-cell office:value-type="float" office:value="17.97">
            <text:p>17.97</text:p>
          </table:table-cell>
          <table:table-cell table:number-columns-repeated="2"/>
        </table:table-row>
        <table:table-row table:style-name="ro1">
          <table:table-cell office:value-type="string">
            <text:p>Thalia, Guardian of Thraben</text:p>
          </table:table-cell>
          <table:table-cell office:value-type="string">
            <text:p>Dark Ascension</text:p>
          </table:table-cell>
          <table:table-cell office:value-type="float" office:value="15.67">
            <text:p>15.67</text:p>
          </table:table-cell>
          <table:table-cell table:number-columns-repeated="2"/>
        </table:table-row>
        <table:table-row table:style-name="ro1">
          <table:table-cell office:value-type="string">
            <text:p>Vedalken Shackles</text:p>
          </table:table-cell>
          <table:table-cell office:value-type="string">
            <text:p>Fifth Dawn</text:p>
          </table:table-cell>
          <table:table-cell office:value-type="float" office:value="7.99">
            <text:p>7.99</text:p>
          </table:table-cell>
          <table:table-cell table:number-columns-repeated="2"/>
        </table:table-row>
        <table:table-row table:style-name="ro1">
          <table:table-cell office:value-type="string">
            <text:p>Lotus Petal</text:p>
          </table:table-cell>
          <table:table-cell office:value-type="string">
            <text:p>Tempest</text:p>
          </table:table-cell>
          <table:table-cell office:value-type="float" office:value="6.94">
            <text:p>6.94</text:p>
          </table:table-cell>
          <table:table-cell table:number-columns-repeated="2"/>
        </table:table-row>
        <table:table-row table:style-name="ro1">
          <table:table-cell office:value-type="string">
            <text:p>Orzhov Pontiff</text:p>
          </table:table-cell>
          <table:table-cell office:value-type="string">
            <text:p>Guildpact</text:p>
          </table:table-cell>
          <table:table-cell office:value-type="float" office:value="6.95">
            <text:p>6.95</text:p>
          </table:table-cell>
          <table:table-cell table:number-columns-repeated="2"/>
        </table:table-row>
        <table:table-row table:style-name="ro1">
          <table:table-cell office:value-type="string">
            <text:p>Mystical Tutor</text:p>
          </table:table-cell>
          <table:table-cell office:value-type="string">
            <text:p>Mirage</text:p>
          </table:table-cell>
          <table:table-cell office:value-type="float" office:value="5.99">
            <text:p>5.99</text:p>
          </table:table-cell>
          <table:table-cell table:number-columns-repeated="2"/>
        </table:table-row>
        <table:table-row table:style-name="ro1">
          <table:table-cell office:value-type="string">
            <text:p>Nim Deathmantle</text:p>
          </table:table-cell>
          <table:table-cell office:value-type="string">
            <text:p>Scars of Mirrodin</text:p>
          </table:table-cell>
          <table:table-cell office:value-type="float" office:value="5.49">
            <text:p>5.49</text:p>
          </table:table-cell>
          <table:table-cell table:number-columns-repeated="2"/>
        </table:table-row>
        <table:table-row table:style-name="ro1">
          <table:table-cell office:value-type="string">
            <text:p>Grafdigger's Cage</text:p>
          </table:table-cell>
          <table:table-cell office:value-type="string">
            <text:p>Dark Ascension</text:p>
          </table:table-cell>
          <table:table-cell office:value-type="float" office:value="4.45">
            <text:p>4.45</text:p>
          </table:table-cell>
          <table:table-cell table:number-columns-repeated="2"/>
        </table:table-row>
        <table:table-row table:style-name="ro1">
          <table:table-cell office:value-type="string">
            <text:p>Utopia Sprawl</text:p>
          </table:table-cell>
          <table:table-cell office:value-type="string">
            <text:p>Dissension</text:p>
          </table:table-cell>
          <table:table-cell office:value-type="float" office:value="4.17">
            <text:p>4.17</text:p>
          </table:table-cell>
          <table:table-cell table:number-columns-repeated="2"/>
        </table:table-row>
        <table:table-row table:style-name="ro1">
          <table:table-cell office:value-type="string">
            <text:p>Experiment Kraj</text:p>
          </table:table-cell>
          <table:table-cell office:value-type="string">
            <text:p>Dissension</text:p>
          </table:table-cell>
          <table:table-cell office:value-type="float" office:value="3.04">
            <text:p>3.04</text:p>
          </table:table-cell>
          <table:table-cell table:number-columns-repeated="2"/>
        </table:table-row>
        <table:table-row table:style-name="ro1">
          <table:table-cell office:value-type="string">
            <text:p>Propaganda</text:p>
          </table:table-cell>
          <table:table-cell office:value-type="string">
            <text:p>Tempest</text:p>
          </table:table-cell>
          <table:table-cell office:value-type="float" office:value="4.12">
            <text:p>4.12</text:p>
          </table:table-cell>
          <table:table-cell table:number-columns-repeated="2"/>
        </table:table-row>
        <table:table-row table:style-name="ro1">
          <table:table-cell office:value-type="string">
            <text:p>Legion Loyalist</text:p>
          </table:table-cell>
          <table:table-cell office:value-type="string">
            <text:p>Gatecrash</text:p>
          </table:table-cell>
          <table:table-cell office:value-type="float" office:value="4.49">
            <text:p>4.49</text:p>
          </table:table-cell>
          <table:table-cell table:number-columns-repeated="2"/>
        </table:table-row>
        <table:table-row table:style-name="ro1">
          <table:table-cell office:value-type="string">
            <text:p>Dragonmaster Outcast</text:p>
          </table:table-cell>
          <table:table-cell office:value-type="string">
            <text:p>Battle for Zendikar</text:p>
          </table:table-cell>
          <table:table-cell office:value-type="float" office:value="3.14">
            <text:p>3.14</text:p>
          </table:table-cell>
          <table:table-cell table:number-columns-repeated="2"/>
        </table:table-row>
        <table:table-row table:style-name="ro1">
          <table:table-cell office:value-type="string">
            <text:p>Stillmoon Cavalier</text:p>
          </table:table-cell>
          <table:table-cell office:value-type="string">
            <text:p>Eventide</text:p>
          </table:table-cell>
          <table:table-cell office:value-type="float" office:value="3.95">
            <text:p>3.95</text:p>
          </table:table-cell>
          <table:table-cell table:number-columns-repeated="2"/>
        </table:table-row>
        <table:table-row table:style-name="ro1">
          <table:table-cell office:value-type="string">
            <text:p>Conflagrate</text:p>
          </table:table-cell>
          <table:table-cell office:value-type="string">
            <text:p>Time Spiral</text:p>
          </table:table-cell>
          <table:table-cell office:value-type="float" office:value="1.79">
            <text:p>1.79</text:p>
          </table:table-cell>
          <table:table-cell table:number-columns-repeated="2"/>
        </table:table-row>
        <table:table-row table:style-name="ro1">
          <table:table-cell office:value-type="string">
            <text:p>Feldon of the Third Path</text:p>
          </table:table-cell>
          <table:table-cell office:value-type="string">
            <text:p>Commander 2014</text:p>
          </table:table-cell>
          <table:table-cell office:value-type="float" office:value="2.99">
            <text:p>2.99</text:p>
          </table:table-cell>
          <table:table-cell table:number-columns-repeated="2"/>
        </table:table-row>
        <table:table-row table:style-name="ro1">
          <table:table-cell office:value-type="string">
            <text:p>Lantern of Insight</text:p>
          </table:table-cell>
          <table:table-cell office:value-type="string">
            <text:p>Fifth Dawn</text:p>
          </table:table-cell>
          <table:table-cell office:value-type="float" office:value="2.99">
            <text:p>2.99</text:p>
          </table:table-cell>
          <table:table-cell table:number-columns-repeated="2"/>
        </table:table-row>
        <table:table-row table:style-name="ro1">
          <table:table-cell office:value-type="string">
            <text:p>Wall of Shards</text:p>
          </table:table-cell>
          <table:table-cell office:value-type="string">
            <text:p>Coldsnap</text:p>
          </table:table-cell>
          <table:table-cell office:value-type="float" office:value="2.29">
            <text:p>2.29</text:p>
          </table:table-cell>
          <table:table-cell table:number-columns-repeated="2"/>
        </table:table-row>
        <table:table-row table:style-name="ro1">
          <table:table-cell office:value-type="string">
            <text:p>Draining Whelk</text:p>
          </table:table-cell>
          <table:table-cell office:value-type="string">
            <text:p>Time Spiral</text:p>
          </table:table-cell>
          <table:table-cell office:value-type="float" office:value="2.79">
            <text:p>2.79</text:p>
          </table:table-cell>
          <table:table-cell table:number-columns-repeated="2"/>
        </table:table-row>
        <table:table-row table:style-name="ro1">
          <table:table-cell office:value-type="string">
            <text:p>Acquire</text:p>
          </table:table-cell>
          <table:table-cell office:value-type="string">
            <text:p>Fifth Dawn</text:p>
          </table:table-cell>
          <table:table-cell office:value-type="float" office:value="2.08">
            <text:p>2.08</text:p>
          </table:table-cell>
          <table:table-cell table:number-columns-repeated="2"/>
        </table:table-row>
        <table:table-row table:style-name="ro1">
          <table:table-cell office:value-type="string">
            <text:p>Thran Quarry</text:p>
          </table:table-cell>
          <table:table-cell office:value-type="string">
            <text:p>Urza's Saga</text:p>
          </table:table-cell>
          <table:table-cell office:value-type="float" office:value="2.24">
            <text:p>2.24</text:p>
          </table:table-cell>
          <table:table-cell table:number-columns-repeated="2"/>
        </table:table-row>
        <table:table-row table:style-name="ro1">
          <table:table-cell office:value-type="string">
            <text:p>Cast Through Time</text:p>
          </table:table-cell>
          <table:table-cell office:value-type="string">
            <text:p>Rise of the Eldrazi</text:p>
          </table:table-cell>
          <table:table-cell office:value-type="float" office:value="2.29">
            <text:p>2.29</text:p>
          </table:table-cell>
          <table:table-cell table:number-columns-repeated="2"/>
        </table:table-row>
      </table:table>
      <table:database-ranges>
        <table:database-range table:target-range-address="Sheet1.B2:Sheet1.L135">
          <table:sort>
            <table:sort-by table:field-number="2" table:order="descending" table:data-type="automatic"/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10/30/2017</text:date>, <text:time>22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22:10:46.58</dc:date>
    <meta:generator>OpenOffice/4.1.4$Win32 OpenOffice.org_project/414m5$Build-9788</meta:generator>
    <meta:editing-duration>P1DT7H9M18S</meta:editing-duration>
    <meta:editing-cycles>1</meta:editing-cycles>
    <meta:document-statistic meta:table-count="2" meta:cell-count="1721" meta:object-count="0"/>
  </office:meta>
</office:document-meta>
</file>